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padding="0.0193in" fo:border="0.0008in solid #d9d9e3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00%"/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b557aac-7fff-8f5f-be12-666a9ae7a07e"/>Глава 1: Введение в PHP</text:p>
      <text:p text:style-name="P2">1.1. Что такое PHP?</text:p>
      <text:p text:style-name="P2">1.2. История и эволюция PHP</text:p>
      <text:p text:style-name="P2">1.3. Преимущества использования PHP</text:p>
      <text:p text:style-name="P2">1.4. Установка и настройка среды разработки</text:p>
      <text:p text:style-name="P4"/>
      <text:p text:style-name="P3">Глава 2: Основы PHP</text:p>
      <text:p text:style-name="P2">2.1. Синтаксис PHP</text:p>
      <text:p text:style-name="P2">2.2. Переменные и типы данных</text:p>
      <text:p text:style-name="P2">2.3. Операторы и выражения</text:p>
      <text:p text:style-name="P2">2.4. Управляющие конструкции (условия, циклы)</text:p>
      <text:p text:style-name="P2">2.5. Функции и их использование</text:p>
      <text:p text:style-name="P4"/>
      <text:p text:style-name="P3">Глава 3: Работа с массивами</text:p>
      <text:p text:style-name="P2">3.1. Введение в массивы</text:p>
      <text:p text:style-name="P2">3.2. Ассоциативные массивы</text:p>
      <text:p text:style-name="P2">3.3. Многомерные массивы</text:p>
      <text:p text:style-name="P2">3.4. Функции для работы с массивами</text:p>
      <text:p text:style-name="P4"/>
      <text:p text:style-name="P3">Глава 4: Работа с файлами и директориями</text:p>
      <text:p text:style-name="P2">4.1. Чтение и запись файлов</text:p>
      <text:p text:style-name="P2">4.2. Работа с директориями</text:p>
      <text:p text:style-name="P2">4.3. Работа с файловой системой через PHP</text:p>
      <text:p text:style-name="P4"/>
      <text:p text:style-name="P3">Глава 5: ООП в PHP</text:p>
      <text:p text:style-name="P2">5.1. Введение в объектно-ориентированное программирование</text:p>
      <text:p text:style-name="P2">5.2. Классы и объекты</text:p>
      <text:p text:style-name="P2">5.3. Наследование и полиморфизм</text:p>
      <text:p text:style-name="P2">5.4. Интерфейсы и абстрактные классы</text:p>
      <text:p text:style-name="P2">5.5. Пространства имен</text:p>
      <text:p text:style-name="P4"/>
      <text:p text:style-name="P3">Глава 6: Работа с базами данных</text:p>
      <text:p text:style-name="P2">6.1. Введение в SQL</text:p>
      <text:p text:style-name="P2">6.2. Подключение к базе данных</text:p>
      <text:p text:style-name="P2">6.3. Выполнение запросов к базе данных</text:p>
      <text:p text:style-name="P2">6.4. Защита от SQL-инъекций</text:p>
      <text:p text:style-name="P2">6.5. Работа с различными типами баз данных (MySQL, PostgreSQL, MongoDB)</text:p>
      <text:p text:style-name="P4"/>
      <text:p text:style-name="P3">Глава 7: Работа с сетью и HTTP в PHP</text:p>
      <text:p text:style-name="P2">7.1. Работа с HTTP запросами и ответами</text:p>
      <text:p text:style-name="P2">7.2. Работа с RESTful API</text:p>
      <text:p text:style-name="P2">7.3. Работа с сокетами</text:p>
      <text:p text:style-name="P2">7.4. Работа с протоколами (HTTP, FTP)</text:p>
      <text:p text:style-name="P4"/>
      <text:p text:style-name="P3">Глава 8: Работа с сессиями и куки</text:p>
      <text:p text:style-name="P2">8.1. Сессии в PHP</text:p>
      <text:p text:style-name="P2">8.2. Куки и их использование</text:p>
      <text:p text:style-name="P4"><text:soft-page-break/></text:p>
      <text:p text:style-name="P3">Глава 9: Инструменты разработки</text:p>
      <text:p text:style-name="P2">9.1. Отладка кода</text:p>
      <text:p text:style-name="P2">9.2. Использование фреймворков (например, Laravel, Symfony)</text:p>
      <text:p text:style-name="P2">9.3. Тестирование и PHPUnit</text:p>
      <text:p text:style-name="P4"/>
      <text:p text:style-name="P3">Глава 10: Безопасность в PHP</text:p>
      <text:p text:style-name="P2">10.1. Защита от атак (XSS, CSRF, SQL-инъекции и т.д.)</text:p>
      <text:p text:style-name="P2">10.2. Шифрование данных</text:p>
      <text:p text:style-name="P2">10.3. Фильтрация ввода данных</text:p>
      <text:p text:style-name="P4"/>
      <text:p text:style-name="P3">Глава 11: Развертывание и оптимизация приложений</text:p>
      <text:p text:style-name="P2">11.1. Конфигурирование веб-сервера для PHP</text:p>
      <text:p text:style-name="P2">11.2. Оптимизация производительности кода</text:p>
      <text:p text:style-name="P2">11.3. Развертывание приложений на сервере</text:p>
      <text:p text:style-name="P4"/>
      <text:p text:style-name="P2">Этот учебник позволит разработчику углубить свои знания по PHP от основ до продвинутых тем, необходимых для профессиональной разработки.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6S</meta:editing-duration>
    <meta:editing-cycles>5</meta:editing-cycles>
    <meta:generator>OpenOffice/4.1.14$Win32 OpenOffice.org_project/4114m1$Build-9811</meta:generator>
    <dc:date>2023-11-30T20:29:58.08</dc:date>
    <dc:creator>Dima Wide</dc:creator>
    <meta:document-statistic meta:table-count="0" meta:image-count="0" meta:object-count="0" meta:page-count="2" meta:paragraph-count="54" meta:word-count="332" meta:character-count="1852"/>
    <meta:user-defined meta:name="Info 1"/>
    <meta:user-defined meta:name="Info 2"/>
    <meta:user-defined meta:name="Info 3"/>
    <meta:user-defined meta:name="Info 4"/>
  </office:meta>
</office:document-meta>
</file>